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28cm" style:rel-column-width="1660*"/>
    </style:style>
    <style:style style:name="Tabla1.B" style:family="table-column">
      <style:table-column-properties style:column-width="8.876cm" style:rel-column-width="5032*"/>
    </style:style>
    <style:style style:name="Tabla1.C" style:family="table-column">
      <style:table-column-properties style:column-width="1.446cm" style:rel-column-width="820*"/>
    </style:style>
    <style:style style:name="Tabla1.E" style:family="table-column">
      <style:table-column-properties style:column-width="1.445cm" style:rel-column-width="819*"/>
    </style:style>
    <style:style style:name="Tabla1.F" style:family="table-column">
      <style:table-column-properties style:column-width="1.448cm" style:rel-column-width="82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nsolas"/>
    </style:style>
    <style:style style:name="P6" style:family="paragraph" style:parent-style-name="Text_20_body">
      <style:text-properties style:font-name="Consolas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8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10" style:family="paragraph" style:parent-style-name="Text_20_body">
      <style:paragraph-properties fo:line-height="100%"/>
      <style:text-properties style:font-name="Consolas"/>
    </style:style>
    <style:style style:name="P11" style:family="paragraph" style:parent-style-name="Text_20_body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P12" style:family="paragraph" style:parent-style-name="Table_20_Contents">
      <style:text-properties style:font-name="Consolas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10"/>
      <text:p text:style-name="P9"><text:title>Desin Review</text:title></text:p>
      <text:p text:style-name="P9"><text:initial-creator>Juan Pablo Ospino Solano</text:initial-creator></text:p>
      <text:p text:style-name="P9"><text:variable-set text:name="Version" office:value-type="string">Versión 1.0</text:variable-set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Heading_20_1" text:outline-level="1">Revisión de diseño.</text:h>
      <text:p text:style-name="P6">Para la revisión de diseño se tomó com estrategía la validación del diseño conceptual y el flujo que se diseño del como funcionaría el programa. Por otro lado se revisan cada uno de los componentes y se evaluan conjuntamente.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A1" office:value-type="string">
            <text:p text:style-name="P2"><text:s/>Diseño conceptual</text:p>
          </table:table-cell>
          <table:table-cell table:style-name="Tabla1.A1" office:value-type="string">
            <text:p text:style-name="P2">Diseño</text:p>
          </table:table-cell>
          <table:table-cell table:style-name="Tabla1.A1" office:value-type="string">
            <text:p text:style-name="P2"/>
          </table:table-cell>
          <table:table-cell table:style-name="Tabla1.F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ompleto</text:p>
          </table:table-cell>
          <table:table-cell table:style-name="Tabla1.A2" office:value-type="string">
            <text:p text:style-name="P4">-Verificar que el diseño cubre todo el diseño.</text:p>
            <text:p text:style-name="P4">- Verificar que las implementaciones tenga relación con el domínio del requerimiento.</text:p>
            <text:p text:style-name="P4">- Verifica que todas las cosas que se solicitan estén incluidos en el diseño.</text:p>
          </table:table-cell>
          <table:table-cell table:style-name="Tabla1.C2" office:value-type="string">
            <text:p text:style-name="P5">X</text:p>
            <text:p text:style-name="P5"/>
          </table:table-cell>
          <table:table-cell table:style-name="Tabla1.A2" office:value-type="string">
            <text:p text:style-name="P5">X</text:p>
            <text:p text:style-name="P5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ímites </text:p>
          </table:table-cell>
          <table:table-cell table:style-name="Tabla1.A2" office:value-type="string">
            <text:p text:style-name="P4">- Verificar que el diseño que asuma un alcance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ogica</text:p>
          </table:table-cell>
          <table:table-cell table:style-name="Tabla1.A2" office:value-type="string">
            <text:p text:style-name="P4">- Verifica que la secuencia tenga sentido.</text:p>
            <text:p text:style-name="P4">- verificar que los loops estén correctamente analizados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asos especiales</text:p>
          </table:table-cell>
          <table:table-cell table:style-name="Tabla1.A2" office:value-type="string">
            <text:p text:style-name="P4">- verificar los casos en los que el problema debe tener un comportamiento diferente al flujo normal de la aplicación.</text:p>
            <text:p text:style-name="P4">- Segurar de los valores máximo y mínimos que una variable puede llegar a tomar; tipos de datos de las mismas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Uso funcional</text:p>
          </table:table-cell>
          <table:table-cell table:style-name="Tabla1.A2" office:value-type="string">
            <text:p text:style-name="P4">- verificar que la finalidad de cada uno de los componentes sea clara y apropiedo su uso.</text:p>
            <text:p text:style-name="P4">- verificar que las abtracciones son difinidas con presición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ondiseraciones del sistema</text:p>
          </table:table-cell>
          <table:table-cell table:style-name="Tabla1.A2" office:value-type="string">
            <text:p text:style-name="P4">- Verifique el el programa no exeda los límites del sitema.</text:p>
            <text:p text:style-name="P4">- verificar que sea tenidos en cuenta aspectos de seguridad e integridad de los datos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Nombre</text:p>
          </table:table-cell>
          <table:table-cell table:style-name="Tabla1.A2" office:value-type="string">
            <text:p text:style-name="P4">- Verificar que los nombres de los componentes y las variables están relacionados con el dominio.</text:p>
            <text:p text:style-name="P4"><text:soft-page-break/>- verificar que el objetivo de cada palabra y su uso está definido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Estandar</text:p>
          </table:table-cell>
          <table:table-cell table:style-name="Tabla1.A2" office:value-type="string">
            <text:p text:style-name="P4">- Verificar que el diseño esté conforme con las normativas del cliente o de directrices de arquitectura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esin Review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4-02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esin Review</text:title> - <text:initial-creator>Juan Pablo Ospino Solano</text:initial-creator> <text:s text:c="38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4-02T20:24:36.19</dc:date>
    <dc:creator>Juan Pablo Ospino Solano</dc:creator>
    <meta:editing-duration>P1DT2H53M50S</meta:editing-duration>
    <meta:editing-cycles>41</meta:editing-cycles>
    <meta:generator>OpenOffice/4.1.2$Win32 OpenOffice.org_project/412m3$Build-9782</meta:generator>
    <dc:title>Desin Review</dc:title>
    <meta:document-statistic meta:table-count="2" meta:image-count="1" meta:object-count="0" meta:page-count="3" meta:paragraph-count="54" meta:word-count="300" meta:character-count="1851"/>
  </office:meta>
</office:document-meta>
</file>